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5285" officeooo:paragraph-rsid="000052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en vers la page Notion du projet : https://www.notion.so/d2f4e4598cc54e1d94a79d38ade3c31a?v=d5bf4c2eca1e44d7a539dc7cb39d4383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09:43:32.569000000</meta:creation-date>
    <dc:date>2024-02-28T09:44:04.599000000</dc:date>
    <meta:editing-duration>PT32S</meta:editing-duration>
    <meta:editing-cycles>1</meta:editing-cycles>
    <meta:document-statistic meta:table-count="0" meta:image-count="0" meta:object-count="0" meta:page-count="1" meta:paragraph-count="1" meta:word-count="9" meta:character-count="126" meta:non-whitespace-character-count="118"/>
    <meta:generator>LibreOffice/7.5.0.3$Windows_X86_64 LibreOffice_project/c21113d003cd3efa8c53188764377a8272d9d6de</meta:generator>
  </office:meta>
</office:document-meta>
</file>